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78mm"/>
    </style:style>
    <style:style style:name="co3" style:family="table-column">
      <style:table-column-properties fo:break-before="auto" style:column-width="26.71mm"/>
    </style:style>
    <style:style style:name="co4" style:family="table-column">
      <style:table-column-properties fo:break-before="auto" style:column-width="4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>
      <style:table-cell-properties fo:background-color="#fafad2" fo:border="0.06pt solid #000000"/>
    </style:style>
    <style:style style:name="ce4" style:family="table-cell" style:parent-style-name="Default">
      <style:table-cell-properties fo:background-color="#32cd32"/>
    </style:style>
    <style:style style:name="ce5" style:family="table-cell" style:parent-style-name="Default">
      <style:table-cell-properties fo:background-color="#ff4500"/>
    </style:style>
    <style:style style:name="ce6" style:family="table-cell" style:parent-style-name="Default">
      <style:table-cell-properties fo:background-color="#4169e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23.36mm" svg:height="114.02mm" svg:x="32.51mm" svg:y="43.54mm">
            <draw:object draw:notify-on-update-of-ranges="Feuille1.C3:Feuille1.F3 Feuille1.B4:Feuille1.B4 Feuille1.C4:Feuille1.F4 Feuille1.H4:Feuille1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table:number-columns-repeated="7"/>
          <table:table-cell table:style-name="Default" office:value-type="string" calcext:value-type="string">
            <text:p>Colors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WA “seed-only”</text:p>
          </table:table-cell>
          <table:table-cell office:value-type="string" calcext:value-type="string">
            <text:p>Bwa-gasal2</text:p>
          </table:table-cell>
          <table:table-cell office:value-type="string" calcext:value-type="string">
            <text:p>BWA “seed-only”, only main alignment</text:p>
          </table:table-cell>
          <table:table-cell office:value-type="string" calcext:value-type="string">
            <text:p>Bwa-gasal2, only main alignment</text:p>
          </table:table-cell>
          <table:table-cell/>
          <table:table-cell table:style-name="ce3" office:value-type="string" calcext:value-type="string">
            <text:p>bwa</text:p>
          </table:table-cell>
          <table:table-cell table:style-name="ce3" office:value-type="string" calcext:value-type="string">
            <text:p>Bwa-gasal2 (1 stream)</text:p>
          </table:table-cell>
          <table:table-cell table:style-name="ce3" office:value-type="string" calcext:value-type="string">
            <text:p>Bwa-gasal2 (2 streams)</text:p>
          </table:table-cell>
        </table:table-row>
        <table:table-row table:style-name="ro1">
          <table:table-cell office:value-type="string" calcext:value-type="string">
            <text:p>Srr 150</text:p>
          </table:table-cell>
          <table:table-cell office:value-type="string" calcext:value-type="string">
            <text:p>Difference with BWA (%)</text:p>
          </table:table-cell>
          <table:table-cell table:number-columns-repeated="2" table:style-name="ce1" office:value-type="percentage" office:value="0.1123" calcext:value-type="percentage">
            <text:p>11.23 %</text:p>
          </table:table-cell>
          <table:table-cell table:number-columns-repeated="2" table:style-name="ce1" office:value-type="percentage" office:value="0.0023" calcext:value-type="percentage">
            <text:p>0.23 %</text:p>
          </table:table-cell>
          <table:table-cell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office:value-type="string" calcext:value-type="string">
            <text:p>SRR 250</text:p>
          </table:table-cell>
          <table:table-cell office:value-type="string" calcext:value-type="string">
            <text:p>Difference with BWA (%)</text:p>
          </table:table-cell>
          <table:table-cell table:number-columns-repeated="2" table:style-name="ce1" office:value-type="percentage" office:value="0.1336" calcext:value-type="percentage">
            <text:p>13.36 %</text:p>
          </table:table-cell>
          <table:table-cell table:number-columns-repeated="3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  <table:table-row table:style-name="ro1">
          <table:table-cell table:number-columns-repeated="7"/>
          <table:table-cell table:formula="of:=ORG.LIBREOFFICE.COLOR(0;170;50)" office:value-type="float" office:value="43570" calcext:value-type="float">
            <text:p>43570</text:p>
          </table:table-cell>
          <table:table-cell table:formula="of:=ORG.LIBREOFFICE.COLOR(255;70;0)" office:value-type="float" office:value="16729600" calcext:value-type="float">
            <text:p>16729600</text:p>
          </table:table-cell>
          <table:table-cell table:formula="of:=ORG.LIBREOFFICE.COLOR(0;69;134)" office:value-type="float" office:value="17798" calcext:value-type="float">
            <text:p>17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2" loext:min-decimal-places="2" number:min-integer-digits="1"/>
      <number:text> %</number:text>
    </number:percentage-style>
    <number:percentage-style style:name="N112" number:title="Défini par l'utilisateur">
      <number:number number:decimal-places="0" loext:min-decimal-places="0" number:min-integer-digits="1"/>
      <number:text> %</number:text>
    </number:percentage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7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number-style style:name="N118" number:title="Défini par l'utilisateur">
      <number:number number:decimal-places="3" loext:min-decimal-places="3" number:min-integer-digits="1" number:grouping="true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4:28:20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7:11:08.720000000</meta:creation-date>
    <meta:generator>LibreOffice/6.2.4.2$Windows_X86_64 LibreOffice_project/2412653d852ce75f65fbfa83fb7e7b669a126d64</meta:generator>
    <dc:date>2019-07-14T14:33:41.359000000</dc:date>
    <meta:editing-duration>PT37M8S</meta:editing-duration>
    <meta:editing-cycles>3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1">
      <number:number number:decimal-places="2" loext:min-decimal-places="2" number:min-integer-digits="1"/>
      <number:text> %</number:text>
    </number:percentage-style>
    <number:percentage-style style:name="N112" number:title="Défini par l'utilisateu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11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db7093"/>
    </style:style>
    <style:style style:name="ch11" style:family="chart">
      <style:chart-properties chart:solid-type="cuboid"/>
    </style:style>
    <style:style style:name="ch12" style:family="chart">
      <style:chart-properties chart:solid-type="cuboid"/>
      <style:graphic-properties draw:fill-color="#00aa32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37cm" svg:height="11.403cm" xlink:href=".." xlink:type="simple" chart:class="chart:bar" chart:style-name="ch1">
        <chart:title svg:x="0.489cm" svg:y="0.363cm" chart:style-name="ch2">
          <text:p>Results difference against the mainline BWA for data set SRR150</text:p>
        </chart:title>
        <chart:plot-area chart:style-name="ch3" table:cell-range-address="Feuille1.C3:Feuille1.F4 Feuille1.B3:Feuille1.B4 Feuille1.H4:Feuille1.H4" chart:data-source-has-labels="both" svg:x="1.257cm" svg:y="1.874cm" svg:width="10.834cm" svg:height="9.301cm">
          <chartooo:coordinate-region svg:x="2.302cm" svg:y="1.874cm" svg:width="9.789cm" svg:height="4.418cm"/>
          <chart:axis chart:dimension="x" chart:name="primary-x" chart:style-name="ch4" chartooo:axis-type="auto">
            <chartooo:date-scale/>
            <chart:categories table:cell-range-address="Feuille1.C3:Feuille1.F3"/>
          </chart:axis>
          <chart:axis chart:dimension="y" chart:name="primary-y" chart:style-name="ch5">
            <chart:title svg:x="0.451cm" svg:y="7.613cm" chart:style-name="ch6">
              <text:p>Difference (%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Feuille1.C4:Feuille1.F4" chart:label-cell-address="Feuille1.B4:Feuille1.B4" chart:class="chart:bar">
            <chart:data-point chart:style-name="ch10"/>
            <chart:data-point chart:style-name="ch11"/>
            <chart:data-point chart:style-name="ch12"/>
            <chart:data-point chart:style-name="ch11"/>
            <loext:propertry-mapping loext:property="FillColor" loext:cell-range-address="Feuille1.H4:Feuille1.H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 “seed-only”</text:p>
                <draw:g>
                  <svg:desc>Feuille1.C3:Feuille1.F3</svg:desc>
                </draw:g>
              </table:table-cell>
              <table:table-cell office:value-type="string">
                <text:p>Bwa-gasal2</text:p>
              </table:table-cell>
              <table:table-cell office:value-type="string">
                <text:p>BWA “seed-only”, only main alignment</text:p>
              </table:table-cell>
              <table:table-cell office:value-type="string">
                <text:p>Bwa-gasal2, only main alignment</text:p>
              </table:table-cell>
            </table:table-row>
          </table:table-header-rows>
          <table:table-rows>
            <table:table-row>
              <table:table-cell office:value-type="string">
                <text:p>Difference with BWA (%)</text:p>
                <draw:g>
                  <svg:desc>Feuille1.B4:Feuille1.B4</svg:desc>
                </draw:g>
              </table:table-cell>
              <table:table-cell office:value-type="float" office:value="0.1123">
                <text:p>0.1123</text:p>
                <draw:g>
                  <svg:desc>Feuille1.C4:Feuille1.F4</svg:desc>
                </draw:g>
              </table:table-cell>
              <table:table-cell office:value-type="float" office:value="0.1123">
                <text:p>0.1123</text:p>
              </table:table-cell>
              <table:table-cell office:value-type="float" office:value="0.0023">
                <text:p>0.002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570">
                <text:p>43570</text:p>
                <draw:g>
                  <svg:desc>Feuille1.H4:Feuille1.H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